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fo:font-size="20pt" officeooo:rsid="0004c979" officeooo:paragraph-rsid="0004c979" style:font-size-asian="17.5pt" style:font-size-complex="20pt"/>
    </style:style>
    <style:style style:name="P2" style:family="paragraph" style:parent-style-name="Standard">
      <style:text-properties style:font-name="Courier" fo:font-size="20pt" officeooo:rsid="0006900f" officeooo:paragraph-rsid="0006900f" style:font-size-asian="17.5pt" style:font-size-complex="20pt"/>
    </style:style>
    <style:style style:name="P3" style:family="paragraph" style:parent-style-name="Standard">
      <style:text-properties fo:text-transform="uppercase" style:font-name="Courier" fo:font-size="26pt" fo:font-weight="bold" officeooo:rsid="0004c979" officeooo:paragraph-rsid="0004c979" style:font-size-asian="26pt" style:font-weight-asian="bold" style:font-size-complex="26pt" style:font-weight-complex="bold"/>
    </style:style>
    <style:style style:name="T1" style:family="text">
      <style:text-properties officeooo:rsid="0005cc11"/>
    </style:style>
    <style:style style:name="T2" style:family="text">
      <style:text-properties officeooo:rsid="000690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Was isn das hier eigentlich?</text:p>
      <text:p text:style-name="P1"/>
      <text:p text:style-name="P1"/>
      <text:p text:style-name="P1">Netz 39 e.V. ist ein gemeinnütziger Verein, in dem es ums Selbermachen und Reparieren und ganz allgemein um Spaß an Technik geht. Wir machen alles Mögliche, von 3D-Druck über Elektronik, Programmieren, <text:span text:style-name="T1">unsere Fahrräder flicken (viel zu oft), Möbel bauen</text:span> bis Nähen. </text:p>
      <text:p text:style-name="P1"/>
      <text:p text:style-name="P2">Man darf einfach reinkommen und sich das anschauen! Wirklich! Es gibt keine regelmäßigen Öffnungszeiten, aber sehr oft ist ab nachmittags bis abends jemand da. Man kann auch auf der Website sehen, ob offen ist.</text:p>
      <text:p text:style-name="P1"/>
      <text:p text:style-name="P1">Die Räumlichkeiten und Geräte werden von den Mitgliedern des Vereins finanziert. Gäste können die Infrastruktur nach Absprache gegen eine Spende nutzen, eine Mitgliedschaft ist aber gerne gesehen, um die Räumlichkeiten und Ausstattung langfristig zu erhalten und auszubauen. Der monatliche Beitrag liegt für Vollzahler bei 30 Euro und für Studenten etc. bei 10 Eu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6:37:31.160336894</meta:creation-date>
    <dc:date>2018-02-15T16:54:27.931462546</dc:date>
    <meta:editing-duration>PT16M55S</meta:editing-duration>
    <meta:editing-cycles>3</meta:editing-cycles>
    <meta:generator>LibreOffice/5.2.7.2$Linux_X86_64 LibreOffice_project/20m0$Build-2</meta:generator>
    <meta:document-statistic meta:table-count="0" meta:image-count="0" meta:object-count="0" meta:page-count="1" meta:paragraph-count="4" meta:word-count="133" meta:character-count="869" meta:non-whitespace-character-count="739"/>
  </office:meta>
</office:document-meta>
</file>